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8464" officeooo:paragraph-rsid="00028464"/>
    </style:style>
    <style:style style:name="P2" style:family="paragraph" style:parent-style-name="Standard">
      <style:text-properties officeooo:rsid="0002e90b" officeooo:paragraph-rsid="0002e90b"/>
    </style:style>
    <style:style style:name="P3" style:family="paragraph" style:parent-style-name="Standard">
      <style:text-properties officeooo:rsid="0004135a" officeooo:paragraph-rsid="0004135a"/>
    </style:style>
    <style:style style:name="P4" style:family="paragraph" style:parent-style-name="Standard">
      <style:text-properties officeooo:rsid="000508ef" officeooo:paragraph-rsid="000508ef"/>
    </style:style>
    <style:style style:name="T1" style:family="text">
      <style:text-properties officeooo:rsid="000780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5 puntos menos al que incumpla el articulo 132-k, art.98 y 113 numeral 1, inciso b</text:p>
      <text:p text:style-name="P1"/>
      <text:p text:style-name="P1">las 4 secciones de la via urbana: Acera, Calzada, Caño y Borde de la acera</text:p>
      <text:p text:style-name="P1"/>
      <text:p text:style-name="P1">5 puntos menos al conductor que no guarde la distancia</text:p>
      <text:p text:style-name="P1"/>
      <text:p text:style-name="P1">en 1920 se publico el primer codigo de circulacion</text:p>
      <text:p text:style-name="P1"/>
      <text:p text:style-name="P2">10 puntos menos por conducir con exceso de pasajeros</text:p>
      <text:p text:style-name="P2"/>
      <text:p text:style-name="P2">se demarcan de color blanco los simbolos y palabras que se utilizan para prevenir situaciones: flechas direccionales, zonas escolares y carriles.</text:p>
      <text:p text:style-name="P2"/>
      <text:p text:style-name="P2">Las cal<text:span text:style-name="T1">l</text:span>es, son las que llevan direccion de norte a sur o viceversa</text:p>
      <text:p text:style-name="P2"/>
      <text:p text:style-name="P2">cuantos puntos se pierde por articulo 131-I, operar grua sin permiso: 20 puntos.</text:p>
      <text:p text:style-name="P2"/>
      <text:p text:style-name="P2">El espaldon es la seccion continua a la calzada cuya finalidad es dar soporte lateral al pavimento, servir para el transito de peatones y generar espacios para las emergencias</text:p>
      <text:p text:style-name="P2"/>
      <text:p text:style-name="P2">estas son las principales lineas de demarcacion horizontal: linea de centro, linea de via, lineas de barrera, linea de borde, linea de canalizacion y lineas de parada.</text:p>
      <text:p text:style-name="P2"/>
      <text:p text:style-name="P3">Los contaminantes del aire se clasifican en: primarios y secundarios</text:p>
      <text:p text:style-name="P3"/>
      <text:p text:style-name="P3">50 puntos menos por no utilizar los dispositivos de seguridad para menores</text:p>
      <text:p text:style-name="P3"/>
      <text:p text:style-name="P3">15 puntos menos al no portar las placas reglamentarias </text:p>
      <text:p text:style-name="P3"/>
      <text:p text:style-name="P3">regla del iintervalo: se dice que se debe guardar un segundo por cada 3 metros de largo del vehiculo</text:p>
      <text:p text:style-name="P3"/>
      <text:p text:style-name="P4">15 puntos menos por detenerse en el medio de una interseccion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7T10:52:59.265236420</meta:creation-date>
    <dc:date>2022-04-27T12:17:18.775611837</dc:date>
    <meta:editing-duration>PT2M8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5" meta:word-count="223" meta:character-count="1305" meta:non-whitespace-character-count="1096"/>
  </office:meta>
</office:document-meta>
</file>